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t;span class="titre1"&gt;Milo Dalla Strada&lt;/span&gt;<text:line-break/><text:line-break/><text:line-break/>&lt;div class="presentation_pass" style="background-image: url(http://img15.hostingpics.net/pics/498473passdaenar.png);"&gt;<text:line-break/>&lt;span class="titre_pres_pass"&gt;Passeport&lt;/span&gt;<text:line-break/>&lt;br/&gt;<text:line-break/>[b]Nom :[/b] Dalla Strada<text:line-break/>[b]Prénom :[/b] Milo<text:line-break/>[b]Surnom :[/b] Tête de pioche<text:line-break/>[b]Sexe :[/b] Masculin<text:line-break/>[b]Âge :[/b] 14 ans<text:line-break/>[b]Métier :[/b] Appartient à un gang de voleurs des rues<text:line-break/>[b]Communauté :[/b] Daënastre - [REGION] à laquelle votre personnage est affilié - (+ [GUILDE] officielle éventuelle)<text:line-break/>[b]Lieu de naissance :[/b] /<text:line-break/>&lt;/div&gt;<text:line-break/><text:line-break/>&lt;div class="presentation_apt"&gt;<text:line-break/>&lt;span class="titre_pres_pass"&gt;Aptitudes &amp; possessions&lt;/span&gt;<text:line-break/>[list][*][b]Armes et habiletés :[/b] <text:line-break/>[*][b]Familiers/montures :[/b] Sa sœur<text:line-break/>[*][b]Autres possessions :[/b] Des lunettes de protection (à moins que ce ne soient des lunettes d’aviateur. On n’a jamais trop su).[/list]<text:line-break/>&lt;/div&gt;<text:line-break/><text:line-break/>&lt;div class="presentation"&gt;<text:line-break/>&lt;span class="titre_pres"&gt;Profil psychologique&lt;/span&gt;Milo est un garçon… particulier. D’aucuns lui prêtent un syndrome autistique léger –à tort ou à raison, la lumière n’a pas encore été faite à ce sujet. Il est indéniable que l’adolescent en présente une majorité de symptômes. En apparence à l’opposé de sa jumelle, il est d’un tempérament extrêmement calme, réservé à la frontière de l’asociabilité. </text:p>
      <text:p text:style-name="Text_20_body">En effet, rares sont les élus à être parvenus à l’intéresser au point de lui arracher une conversation de plus de quelques phrases. Encore plus rares ceux qui l’ont vu quitter son expression flegmatique pour se mettre en colère. Milo a constamment l’air absent. Comme si vous ne l’intéressiez pas –ce qui n’est pas tout à fait faux, soit-dit en passant- ou que ses pensées étaient ailleurs. Ce trait de caractère a une tendance assez prononcée à agacer ses infortunés interlocuteurs, tant et si bien que ceux qui le connaissent depuis un certain temps déjà ont pour la plupart d’entre eux abandonné l’idée d’essayer de converser avec lui. Ce désintérêt généralisé s’accompagne assez naturellement d’une attitude calme et réservée. Le blondin semble à même de garder son sang-froid en toute circonstance, conservant un masque inexpressif et indéchiffrable sur le visage. Une seule personne au monde paraît capable d’interpréter -et de s’énerver après- cette absence apparente d’émotions.</text:p>
      <text:p text:style-name="Text_20_body">Il existe cependant bel et bien des sujets capables de réveiller -voire de déchainer- l’amorphe adolescent. Ils sont au nombre de deux.</text:p>
      <text:p text:style-name="Text_20_body">D’une part, Milo est animé d’une véritable passion pour la technologie sous toutes ses formes. Les engrenages, les câbles ou encore l’énergie magilithique sont autant d’aspects qui le font frissonner d’excitation. Et cela tombe plutôt bien car il est plutôt doué en la matière. Extrêmement ingénieux, le garçon pourra vous bidouiller une bricole avec trois fois rien en un temps record. Il est à noter d’ailleurs que cette ingéniosité ne se limite pas qu’à la technologie. Milo est un garçon somme toute très intelligent et dans d’autres circonstances il aurait sans aucun doute pu devenir un brillant inventeur ou ingénieur. Du fait de sa timidité naturelle, l’adolescent ne fait que rarement des <text:soft-page-break/>démonstrations de ses capacités intellectuelles, et sa sœur est bien souvent la seule à pouvoir profiter des traits d’esprit pourtant particulièrement spirituels et bien souvent d’un sarcasme mordant dont il peut faire preuve. En attendant, donnez-lui des pièces détachées rouillées récupérées de n’importe quel engin de mauvaise facture et il sera comme un poisson dans l’eau -excellent moyen, en sus, de se débarrasser de lui pendant des heures.</text:p>
      <text:p text:style-name="Text_20_body">Le deuxième -et incontestablement le plus important de tous- sujet à faire battre le cœur de notre garçon est bien évidemment sa sœur jumelle. Si en apparence les deux jumeaux ont une relation de conflit permanant,  dès que l’on creuse un peu on se rend compte qu’il n’en est rien. Bien sûr, ils se taquinent beaucoup et bien des aspects de la personnalité de Mitch agacent Milo au plus haut point. Mais ils ont aussi ce lien si particulier qu’ont parfois les jumeaux, cette connexion que rien ne pourra jamais briser. Le frangin et sa frangine se comprennent parfois sans même avoir besoin de parler et sont capable de dire à pratiquement chaque instant ce que l’autre ressent. Et pourtant, ils sont si différents qu’ils semblent ne pas pouvoir rester dans la même pièce plus de dix minutes sans avoir envie de s’étriper. Mais que cette idée ou celle de blesser Mitch vienne à l’esprit de quelqu’un d’autre que lui et le quelqu’un d’autre en question intégrera le cercle très fermé des personnes ayant vu Milo sortir de ses gonds.</text:p>
      <text:p text:style-name="Text_20_body">Malgré son côté absent et désintéressé, ce dernier n’en est pas moins une personne globalement joyeuse et ayant indéniablement un fond gentil. Son enfance et sa situation actuelle, accentuées par la relation très (trop ?) étroite qu’il entretient avec sa jumelle, l’ont cependant amené à se forger une notion du bien et du mal profondément biaisée. Malgré une apparente faiblesse et une forte dépendance à sa sœur, le garçon a appris à ses dépens la signification du mot « survie ». Aujourd’hui, il fera tout pour qu’ils puissent continuer à vivre ensemble et, s’il ne cherchera pas à nuire à autrui gratuitement, il n’hésitera pas à le faire par nécessité ou si un danger plane sur Mitch. <text:span text:style-name="T1">&lt;/div&gt;<text:line-break/><text:line-break/>&lt;div class="presentation"&gt;<text:line-break/>&lt;span class="titre_pres"&gt;Physiologie&lt;/span&gt;</text:span></text:p>
      <text:p text:style-name="Text_20_body">Il est en ce monde des personnages charismatiques, dont la prestance et le charme naturels en font des leaders nés. Ils sont capables de captiver les foules et leur simple présence suffit à enhardir le plus couard des hommes. Milo ne fait pas partie de ces gens.</text:p>
      <text:p text:style-name="Text_20_body">Bien au contraire, le garçon possède un physique en accord total avec sa personnalité : d’une discrétion à toute épreuve. Il a le genre de silhouette qui passe inaperçue, qu’on oublie rapidement et qui paradoxalement vous rappellera forcément quelqu’un. N’importe qui, en fait. Du haut de son mètre cinquante-cinq et de ses cinquante kilos tout mouillé, Milo a une carrure parfaitement typique de l’adolescent dont la croissance n’est pas encore tout à fait terminée –qui dans son cas a même un peu de retard, ce qui lui vaut notamment d’être dépassé de quelques centimètres par sa sœur, qui se fait un malin plaisir de le lui rappeler quasi quotidiennement. </text:p>
      <text:p text:style-name="Text_20_body">Ayant toujours délaissé les activités physiques en faveur des activités cérébrales et n’ayant pas forcément eu le luxe de manger à sa faim chaque jour de son enfance, Milo n’est pas vraiment ce qu’on pourrait appeler une « armoire à glace ». Il a un corps presque rachitique, accentuant encore un peu son manque de prestance. Pour ne rien arranger, l’adolescent commence déjà à avoir les épaules voûtées à force de temps passé penché sur son atelier à bidouiller.</text:p>
      <text:p text:style-name="Text_20_body">Pour le reste, Milo reste relativement agréable à l’œil. Un visage étrangement façonné, au sein duquel se mêlent un air enfantin, presque angélique, et des traits durcis par une vie de galères l’ayant forcé à grandir trop vite. C’est un paradoxe omniprésent chez notre bandit des rues ; comme s’il luttait en permanence entre d’un côté sa bonté et sa gentillesse naïves et de l’autre la ruse et la loi de la rue qu’il a été obligé d’assimiler pour survivre. Et ce paradoxe se retrouve dans beaucoup d’aspects de son physique. On peut par exemple mentionner le vague sourire un peu absent et perdu pratiquement toujours accroché à ses lèvres qui vous ferait lui donner le bon Dieu sans confession. Ou alors l’étincelle de malice qui trône toujours dans le fond de son regard ambré si on sait y <text:soft-page-break/>regarder.</text:p>
      <text:p text:style-name="Text_20_body">Dans l’ensemble, Milo ne fait pas vraiment attention à son apparence -comme on aurait pu s’en douter. Ses cheveux blancs mi longs sont systématiquement en pagaille sans qu’il n’y apporte le moindre soin –et, si ce n’était pour Lex qui les lui coupe une fois de temps en temps quand elle n’en peut plus de le voir ainsi coiffé comme un as de pique, qui sait dans quel état sa chevelure serait à ce jour… Il en va bien évidemment de même pour son accoutrement. Ce n’est pas comme si les jumeaux Estrada avaient de toute façon eu le luxe d’avoir une garde-robe particulièrement fournie, mais même dans ces conditions le garçon apporte une attention ridiculement faible à sa manière de s’habiller. Il passe sa vie vêtu de guenilles et de haillons et s’en balance royalement.</text:p>
      <text:p text:style-name="Text_20_body">&lt;/div&gt;</text:p>
      <text:p text:style-name="Text_20_body">&lt;fieldset class="biographie"&gt;<text:line-break/>&lt;legend style="font-size:25px; color:#ccae50; font-family: Cinzel; text-shadow: 0 0 5px;"&gt;Biographie&lt;/legend&gt;<text:line-break/>&lt;p style="font-style: italic; font-family: Raleway, sans-serif;<text:line-break/>text-align: justify;"&gt;ÉCRIVEZ ICI L'HISTOIRE DE VOTRE PERSONNAGE (315 mots minimum)&lt;/p&gt;<text:line-break/>&lt;/fieldset&gt;<text:line-break/><text:line-break/>&lt;div class="presentation_irl"&gt;<text:line-break/>&lt;span class="titre_pres_pass"&gt;Dans la vraie vie ?&lt;/span&gt;<text:line-break/>&lt;br/&gt;<text:line-break/>[b]Quel âge avez-vous ? [/b] 24 et 2 ans<text:line-break/>[b]Comment avez-vous découvert le forum ?[/b] J’ai créé internet <text:line-break/>[b]La création de votre fiche a-t-elle été fastidieuse ?[/b] Toujours <text:line-break/>[b]Avez-vous des suggestions pour rendre la validation plus facile ?[/b] /<text:line-break/>[b]Code du règlement :[/b] /<text:line-break/>&lt;/div&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14:43:38.72</meta:creation-date>
    <meta:document-statistic meta:table-count="0" meta:image-count="0" meta:object-count="0" meta:page-count="3" meta:paragraph-count="13" meta:word-count="1413" meta:character-count="9013"/>
    <dc:date>2018-07-03T14:45:11.46</dc:date>
    <meta:editing-duration>PT1M41S</meta:editing-duration>
    <meta:editing-cycles>1</meta:editing-cycles>
    <meta:generator>OpenOffice/4.1.3$Win32 OpenOffice.org_project/413m1$Build-9783</meta:generator>
  </office:meta>
</office:document-meta>
</file>